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Roboto Mono" svg:font-family="'Roboto Mono', monospace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51cm" style:rel-column-width="14075*"/>
    </style:style>
    <style:style style:name="Table1.B" style:family="table-column">
      <style:table-column-properties style:column-width="13.349cm" style:rel-column-width="5146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 style:text-autospace="none"/>
      <style:text-properties style:font-name="Times New Roman" fo:font-size="16pt" fo:language="en" fo:country="none" style:font-name-asian="Calibri" style:font-size-asian="16pt" style:font-name-complex="Calibri" style:font-size-complex="16pt"/>
    </style:style>
    <style:style style:name="P2" style:family="paragraph" style:parent-style-name="Standard">
      <style:paragraph-properties fo:margin-top="0cm" fo:margin-bottom="0.049cm" loext:contextual-spacing="false" fo:line-height="115%" style:text-autospace="none"/>
      <style:text-properties style:font-name="Times New Roman" fo:font-size="8pt" fo:language="en" fo:country="none" style:font-name-asian="Calibri" style:font-size-asian="8pt" style:font-name-complex="Calibri" style:font-size-complex="8pt"/>
    </style:style>
    <style:style style:name="P3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8pt" fo:language="en" fo:country="none" style:text-underline-style="none" style:font-name-asian="Calibri" style:font-size-asian="8pt" style:font-name-complex="Calibri" style:font-size-complex="8pt"/>
    </style:style>
    <style:style style:name="P4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8pt" fo:language="en" fo:country="none" style:text-underline-style="none" fo:font-weight="normal" style:font-name-asian="Calibri" style:font-size-asian="8pt" style:font-weight-asian="normal" style:font-name-complex="Calibri" style:font-size-complex="8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style:text-autospace="none"/>
      <style:text-properties style:font-name="Times New Roman" fo:font-size="8pt" fo:language="en" fo:country="none" style:font-name-asian="Calibri" style:font-size-asian="8pt" style:font-name-complex="Calibri" style:font-size-complex="8pt"/>
    </style:style>
    <style:style style:name="P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8pt" fo:language="en" fo:country="none" style:font-name-asian="Calibri" style:font-size-asian="8pt" style:font-name-complex="Calibri" style:font-size-complex="8pt"/>
    </style:style>
    <style:style style:name="P7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style:font-name="Times New Roman" fo:font-size="11pt" fo:language="en" fo:country="none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style:font-name="Times New Roman" fo:font-size="9pt" fo:language="en" fo:country="none" style:font-name-asian="Calibri" style:font-size-asian="9pt" style:font-name-complex="Calibri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style:text-autospace="none">
        <style:tab-stops/>
      </style:paragraph-properties>
      <style:text-properties style:font-name="Times New Roman" fo:font-size="9pt" fo:language="en" fo:country="none" style:font-name-asian="Calibri" style:font-size-asian="9pt" style:font-name-complex="Calibri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style:text-autospace="none"/>
    </style:style>
    <style:style style:name="P12" style:family="paragraph" style:parent-style-name="Standard">
      <style:paragraph-properties fo:margin-top="0cm" fo:margin-bottom="0cm" loext:contextual-spacing="false" fo:line-height="100%" style:text-autospace="none"/>
      <style:text-properties fo:font-variant="normal" fo:text-transform="none" fo:color="#222222" style:text-position="0% 100%" style:font-name="Times New Roman" fo:font-size="8pt" fo:letter-spacing="normal" fo:language="en" fo:country="none" fo:font-style="normal" style:text-underline-style="none" fo:font-weight="normal" style:font-name-asian="Calibri" style:font-size-asian="8pt" style:font-weight-asian="normal" style:font-name-complex="Calibri" style:font-size-complex="8pt" style:font-weight-complex="normal"/>
    </style:style>
    <style:style style:name="P13" style:family="paragraph" style:parent-style-name="Table_20_Contents">
      <style:text-properties style:font-name="Times New Roman" fo:font-size="8pt" style:font-name-asian="Calibri" style:font-size-asian="8pt" style:font-name-complex="Calibri" style:font-size-complex="8pt"/>
    </style:style>
    <style:style style:name="P14" style:family="paragraph" style:parent-style-name="Table_20_Contents">
      <style:text-properties fo:color="#ff3333" style:font-name="Times New Roman" fo:font-size="8pt" style:font-name-asian="Calibri" style:font-size-asian="8pt" style:font-name-complex="Calibri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8pt" fo:language="en" fo:country="none" style:text-underline-style="none" fo:font-weight="normal" style:font-name-asian="Calibri" style:font-size-asian="8pt" style:font-weight-asian="normal" style:font-name-complex="Calibri" style:font-size-complex="8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22222" style:font-name="Roboto Mono" fo:font-size="11.25pt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style:text-position="0% 100%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style:text-position="0% 100%" style:font-name="Times New Roman" fo:font-size="8pt" fo:language="en" fo:country="none" style:text-underline-style="none" style:font-name-asian="Calibri" style:font-size-asian="8pt" style:font-name-complex="Calibri" style:font-size-complex="8pt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3333"/>
    </style:style>
    <style:style style:name="Sect1" style:family="section">
      <style:section-properties text:dont-balance-text-columns="false" style:editable="false">
        <style:columns fo:column-count="2">
          <style:column style:rel-width="33585*" fo:start-indent="0cm" fo:end-indent="0.049cm"/>
          <style:column style:rel-width="31950*" fo:start-indent="0.0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text:span text:style-name="T1">rd</text:span> party webot robot controllers in python IDLE</text:p>
      <text:p text:style-name="P5">My Computer &gt; Properties &gt; Advanced System Settings &gt; Environment Variables &gt;</text:p>
      <table:table table:name="Table1" table:style-name="Table1">
        <table:table-column table:style-name="Table1.A"/>
        <table:table-column table:style-name="Table1.B"/>
        <table:table-row table:style-name="TableLine94518278873856">
          <table:table-cell table:style-name="Table1.A1" office:value-type="string">
            <text:p text:style-name="P13">System Variable</text:p>
          </table:table-cell>
          <table:table-cell table:style-name="Table1.B1" office:value-type="string">
            <text:p text:style-name="P13">Value</text:p>
          </table:table-cell>
        </table:table-row>
        <table:table-row table:style-name="TableLine94518267108048">
          <table:table-cell table:style-name="Table1.A2" office:value-type="string">
            <text:p text:style-name="P2">PYTHONPATH</text:p>
          </table:table-cell>
          <table:table-cell table:style-name="Table1.B2" office:value-type="string">
            <text:p text:style-name="P2">C:\Python27\Lib;C:\Python27\DLLs;C:\Python27\Lib\lib-tk;C:\Program Files\Webots\lib\controller\python27;</text:p>
          </table:table-cell>
        </table:table-row>
        <table:table-row table:style-name="TableLine94518270870848">
          <table:table-cell table:style-name="Table1.A2" office:value-type="string">
            <text:p text:style-name="P2">WEBOTS_HOME</text:p>
          </table:table-cell>
          <table:table-cell table:style-name="Table1.B2" office:value-type="string">
            <text:p text:style-name="P2">C:\Program Files\Webots</text:p>
          </table:table-cell>
        </table:table-row>
        <table:table-row table:style-name="TableLine94518262810704">
          <table:table-cell table:style-name="Table1.A2" office:value-type="string">
            <text:p text:style-name="P2">PYTHONIOENCODING</text:p>
          </table:table-cell>
          <table:table-cell table:style-name="Table1.B2" office:value-type="string">
            <text:p text:style-name="P2">UTF-8</text:p>
          </table:table-cell>
        </table:table-row>
        <table:table-row table:style-name="TableLine94518252903424">
          <table:table-cell table:style-name="Table1.A2" office:value-type="string">
            <text:p text:style-name="P2">Path (add these)</text:p>
          </table:table-cell>
          <table:table-cell table:style-name="Table1.B2" office:value-type="string">
            <text:p text:style-name="P2">C:\Python27\;C:\Python27\Scripts\;C:\Program Files\Webots\lib\controller\python27;C:\Program Files\Webots\msys64\mingw64\bin;C:\Program Files\Webots\lib\controller;${WEBOTS_HOME}\lib\controller;</text:p>
          </table:table-cell>
        </table:table-row>
      </table:table>
      <text:p text:style-name="P3"/>
      <text:p text:style-name="P3">Webots world</text:p>
      <text:p text:style-name="P11"><text:span text:style-name="T5">Set the robot controller to </text:span><text:span text:style-name="T2">&lt;extern&gt;</text:span> <text:span text:style-name="T7">, make a note of the robot name field </text:span></text:p>
      <text:p text:style-name="P3"/>
      <text:p text:style-name="P3">Sample robot controller (save and run in IDLE)</text:p>
      <table:table table:name="Table2" table:style-name="Table2">
        <table:table-column table:style-name="Table2.A"/>
        <table:table-row table:style-name="TableLine94518275901200">
          <table:table-cell table:style-name="Table2.A1" office:value-type="string">
            <text:section text:style-name="Sect1" text:name="Section2">
              <text:p text:style-name="P13">from controller import Robot, DistanceSensor, Motor</text:p>
              <text:p text:style-name="P13">TIME_STEP = 12; robot = Robot()</text:p>
              <text:p text:style-name="P13"/>
              <text:p text:style-name="P13">leftMotor = robot.getMotor('motor1')</text:p>
              <text:p text:style-name="P13">rightMotor = robot.getMotor('motor2')</text:p>
              <text:p text:style-name="P13">leftMotor.setPosition(float('inf'));rightMotor.setPosition(float('inf'))</text:p>
              <text:p text:style-name="P13">leftMotor.setVelocity(4); rightMotor.setVelocity(-4)</text:p>
              <text:p text:style-name="P13"/>
              <text:p text:style-name="P13">while robot.step(TIME_STEP)!=-1:</text:p>
              <text:p text:style-name="P13"><text:s text:c="4"/>pass</text:p>
            </text:section>
          </table:table-cell>
        </table:table-row>
      </table:table>
      <text:p text:style-name="P12"/>
      <text:p text:style-name="P12">Add this before</text:p>
      <text:p text:style-name="P4"><text:span text:style-name="T3">WEBOTS_ROBOT_NAME</text:span> <text:s/>= “bot one”</text:p>
      <text:p text:style-name="P6"><text:span text:style-name="T4">wb_robot_init()</text:span><text:span text:style-name="T6"> </text:span></text:p>
      <text:p text:style-name="P4"/>
      <text:p text:style-name="P1">Internal python Webots controllers</text:p>
      <text:p text:style-name="P8">Using complex libraries</text:p>
      <text:p text:style-name="P9">libraries like thread, math, sys import without problems</text:p>
      <text:p text:style-name="P9">import Tkinter <text:s/>fails from a webots native python controller. It cannot find the necessary library</text:p>
      <text:p text:style-name="P10">make a new directory webots/lib/tcl/Python27 then copy c:/python27/tcl <text:s/>into that directory</text:p>
      <text:p text:style-name="P9">then tkinter will run from a native webots controller...</text:p>
      <text:p text:style-name="P7"/>
      <text:p text:style-name="P7">Supervisor tasks in webots python</text:p>
      <text:p text:style-name="P3">Sample robot controller (save and run in WEBOTS)</text:p>
      <table:table table:name="Table3" table:style-name="Table3">
        <table:table-column table:style-name="Table3.A"/>
        <table:table-row table:style-name="TableLine94518284574720">
          <table:table-cell table:style-name="Table3.A1" office:value-type="string">
            <text:section text:style-name="Sect1" text:name="Section1">
              <text:p text:style-name="P13">from controller import Supervisor, Motor</text:p>
              <text:p text:style-name="P13">robot = Supervisor()</text:p>
              <text:p text:style-name="P13"/>
              <text:p text:style-name="P14">#using supervisor instead of robot</text:p>
              <text:p text:style-name="P14">#supervisor has all the functions of Robot too</text:p>
              <text:p text:style-name="P13"/>
              <text:p text:style-name="P13">def reset:</text:p>
              <text:p text:style-name="P13"><text:s text:c="4"/>robot.simulationSetMode(2) <text:span text:style-name="T8">#crashes unless in fast mode</text:span></text:p>
              <text:p text:style-name="P13"><text:s text:c="4"/>robot.simulationReset() <text:span text:style-name="T8">#restart the simulation</text:span></text:p>
              <text:p text:style-name="P13"><text:s text:c="4"/>robot.simulationSetMode(1) <text:span text:style-name="T8">#back to normal play mode</text:span></text:p>
              <text:p text:style-name="P13"/>
              <text:p text:style-name="P13">while robot.step(12)!=-1: pass</text:p>
            </text:section>
          </table:table-cell>
        </table:table-row>
      </table:table>
      <text:p text:style-name="P12"/>
      <text:p text:style-name="Standard">This allows more streamlined control of the robot without having to manually re-rerun an IDE or webots every time. Robot position can be done from within the controller without reloading the controller</text:p>
      <text:p text:style-name="Standard">although thread does work...it gives a stdout err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Roboto Mono" svg:font-family="'Roboto Mono', monospace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1T00:34:21.73</meta:creation-date>
    <dc:date>2020-02-08T20:00:33.36</dc:date>
    <meta:editing-duration>PT38M</meta:editing-duration>
    <meta:editing-cycles>3</meta:editing-cycles>
    <meta:generator>LibreOffice/6.4.7.2$Linux_X86_64 LibreOffice_project/40$Build-2</meta:generator>
    <meta:document-statistic meta:table-count="3" meta:image-count="0" meta:object-count="0" meta:page-count="1" meta:paragraph-count="45" meta:word-count="240" meta:character-count="2074" meta:non-whitespace-character-count="1858"/>
  </office:meta>
</office:document-meta>
</file>